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#U_GS [mV]</text:p>
          </table:table-cell>
          <table:table-cell office:value-type="string">
            <text:p>dU_GS [mV]</text:p>
          </table:table-cell>
          <table:table-cell office:value-type="string">
            <text:p>U_DS [V]</text:p>
          </table:table-cell>
          <table:table-cell office:value-type="string">
            <text:p>dU_DS [V]</text:p>
          </table:table-cell>
          <table:table-cell office:value-type="string">
            <text:p>I_DS [mA]</text:p>
          </table:table-cell>
          <table:table-cell office:value-type="string">
            <text:p>dI_DS [mA]</text:p>
          </table:table-cell>
          <table:table-cell office:value-type="string">
            <text:p>R_DS [Ohm]</text:p>
          </table:table-cell>
          <table:table-cell office:value-type="string">
            <text:p>dR_DS [Ohm]</text:p>
          </table:table-cell>
        </table:table-row>
        <table:table-row table:style-name="ro2">
          <table:table-cell office:value-type="float" office:value="-1034">
            <text:p>-1034</text:p>
          </table:table-cell>
          <table:table-cell office:value-type="float" office:value="1">
            <text:p>1</text:p>
          </table:table-cell>
          <table:table-cell office:value-type="float" office:value="10.03">
            <text:p>10.03</text:p>
          </table:table-cell>
          <table:table-cell office:value-type="float" office:value="0.01">
            <text:p>0.01</text:p>
          </table:table-cell>
          <table:table-cell office:value-type="float" office:value="0.0013">
            <text:p>0.0013</text:p>
          </table:table-cell>
          <table:table-cell office:value-type="float" office:value="0.0002">
            <text:p>0.0002</text:p>
          </table:table-cell>
          <table:table-cell table:formula="of:=1000*[.C2]/[.E2]" office:value-type="float" office:value="7715384.61538461">
            <text:p>7715384.61538461</text:p>
          </table:table-cell>
          <table:table-cell table:formula="of:=[.G2]*(([.D2]/[.C2])+([.F2]/[.E2]))" office:value-type="float" office:value="1194674.55621302">
            <text:p>1194674.55621302</text:p>
          </table:table-cell>
        </table:table-row>
        <table:table-row table:style-name="ro2">
          <table:table-cell office:value-type="float" office:value="-557">
            <text:p>-557</text:p>
          </table:table-cell>
          <table:table-cell office:value-type="float" office:value="1">
            <text:p>1</text:p>
          </table:table-cell>
          <table:table-cell office:value-type="float" office:value="10.02">
            <text:p>10.02</text:p>
          </table:table-cell>
          <table:table-cell office:value-type="float" office:value="0.01">
            <text:p>0.01</text:p>
          </table:table-cell>
          <table:table-cell office:value-type="float" office:value="0.0014">
            <text:p>0.0014</text:p>
          </table:table-cell>
          <table:table-cell office:value-type="float" office:value="0.0002">
            <text:p>0.0002</text:p>
          </table:table-cell>
          <table:table-cell table:formula="of:=1000*[.C3]/[.E3]" office:value-type="float" office:value="7157142.85714286">
            <text:p>7157142.85714286</text:p>
          </table:table-cell>
          <table:table-cell table:formula="of:=[.G3]*(([.D3]/[.C3])+([.F3]/[.E3]))" office:value-type="float" office:value="1029591.83673469">
            <text:p>1029591.83673469</text:p>
          </table:table-cell>
        </table:table-row>
        <table:table-row table:style-name="ro2">
          <table:table-cell office:value-type="float" office:value="-474">
            <text:p>-474</text:p>
          </table:table-cell>
          <table:table-cell office:value-type="float" office:value="1">
            <text:p>1</text:p>
          </table:table-cell>
          <table:table-cell office:value-type="float" office:value="10.02">
            <text:p>10.02</text:p>
          </table:table-cell>
          <table:table-cell office:value-type="float" office:value="0.01">
            <text:p>0.01</text:p>
          </table:table-cell>
          <table:table-cell office:value-type="float" office:value="0.0042">
            <text:p>0.0042</text:p>
          </table:table-cell>
          <table:table-cell office:value-type="float" office:value="0.0002">
            <text:p>0.0002</text:p>
          </table:table-cell>
          <table:table-cell table:formula="of:=1000*[.C4]/[.E4]" office:value-type="float" office:value="2385714.28571429">
            <text:p>2385714.28571429</text:p>
          </table:table-cell>
          <table:table-cell table:formula="of:=[.G4]*(([.D4]/[.C4])+([.F4]/[.E4]))" office:value-type="float" office:value="115986.394557823">
            <text:p>115986.394557823</text:p>
          </table:table-cell>
        </table:table-row>
        <table:table-row table:style-name="ro2">
          <table:table-cell office:value-type="float" office:value="-443">
            <text:p>-443</text:p>
          </table:table-cell>
          <table:table-cell office:value-type="float" office:value="1">
            <text:p>1</text:p>
          </table:table-cell>
          <table:table-cell office:value-type="float" office:value="10.02">
            <text:p>10.02</text:p>
          </table:table-cell>
          <table:table-cell office:value-type="float" office:value="0.01">
            <text:p>0.01</text:p>
          </table:table-cell>
          <table:table-cell office:value-type="float" office:value="0.0101">
            <text:p>0.0101</text:p>
          </table:table-cell>
          <table:table-cell office:value-type="float" office:value="0.0002">
            <text:p>0.0002</text:p>
          </table:table-cell>
          <table:table-cell table:formula="of:=1000*[.C5]/[.E5]" office:value-type="float" office:value="992079.207920792">
            <text:p>992079.207920792</text:p>
          </table:table-cell>
          <table:table-cell table:formula="of:=[.G5]*(([.D5]/[.C5])+([.F5]/[.E5]))" office:value-type="float" office:value="20635.2318400157">
            <text:p>20635.2318400157</text:p>
          </table:table-cell>
        </table:table-row>
        <table:table-row table:style-name="ro2">
          <table:table-cell office:value-type="float" office:value="-421">
            <text:p>-4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0.0196">
            <text:p>0.0196</text:p>
          </table:table-cell>
          <table:table-cell office:value-type="float" office:value="0.0002">
            <text:p>0.0002</text:p>
          </table:table-cell>
          <table:table-cell table:formula="of:=1000*[.C6]/[.E6]" office:value-type="float" office:value="510204.081632653">
            <text:p>510204.081632653</text:p>
          </table:table-cell>
          <table:table-cell table:formula="of:=[.G6]*(([.D6]/[.C6])+([.F6]/[.E6]))" office:value-type="float" office:value="5716.36817992503">
            <text:p>5716.368179925</text:p>
          </table:table-cell>
        </table:table-row>
        <table:table-row table:style-name="ro2">
          <table:table-cell office:value-type="float" office:value="-409">
            <text:p>-409</text:p>
          </table:table-cell>
          <table:table-cell office:value-type="float" office:value="1">
            <text:p>1</text:p>
          </table:table-cell>
          <table:table-cell office:value-type="float" office:value="9.99">
            <text:p>9.99</text:p>
          </table:table-cell>
          <table:table-cell office:value-type="float" office:value="0.01">
            <text:p>0.01</text:p>
          </table:table-cell>
          <table:table-cell office:value-type="float" office:value="0.0299">
            <text:p>0.0299</text:p>
          </table:table-cell>
          <table:table-cell office:value-type="float" office:value="0.0002">
            <text:p>0.0002</text:p>
          </table:table-cell>
          <table:table-cell table:formula="of:=1000*[.C7]/[.E7]" office:value-type="float" office:value="334113.712374582">
            <text:p>334113.712374582</text:p>
          </table:table-cell>
          <table:table-cell table:formula="of:=[.G7]*(([.D7]/[.C7])+([.F7]/[.E7]))" office:value-type="float" office:value="2569.32249079988">
            <text:p>2569.3224907999</text:p>
          </table:table-cell>
        </table:table-row>
        <table:table-row table:style-name="ro2">
          <table:table-cell office:value-type="float" office:value="-388">
            <text:p>-388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0.01">
            <text:p>0.01</text:p>
          </table:table-cell>
          <table:table-cell office:value-type="float" office:value="0.058">
            <text:p>0.058</text:p>
          </table:table-cell>
          <table:table-cell office:value-type="float" office:value="0.0002">
            <text:p>0.0002</text:p>
          </table:table-cell>
          <table:table-cell table:formula="of:=1000*[.C8]/[.E8]" office:value-type="float" office:value="171724.137931034">
            <text:p>171724.137931034</text:p>
          </table:table-cell>
          <table:table-cell table:formula="of:=[.G8]*(([.D8]/[.C8])+([.F8]/[.E8]))" office:value-type="float" office:value="764.565992865636">
            <text:p>764.5659928656</text:p>
          </table:table-cell>
        </table:table-row>
        <table:table-row table:style-name="ro2">
          <table:table-cell office:value-type="float" office:value="-376">
            <text:p>-376</text:p>
          </table:table-cell>
          <table:table-cell office:value-type="float" office:value="1">
            <text:p>1</text:p>
          </table:table-cell>
          <table:table-cell office:value-type="float" office:value="9.93">
            <text:p>9.93</text:p>
          </table:table-cell>
          <table:table-cell office:value-type="float" office:value="0.01">
            <text:p>0.01</text:p>
          </table:table-cell>
          <table:table-cell office:value-type="float" office:value="0.082">
            <text:p>0.082</text:p>
          </table:table-cell>
          <table:table-cell office:value-type="float" office:value="0.0002">
            <text:p>0.0002</text:p>
          </table:table-cell>
          <table:table-cell table:formula="of:=1000*[.C9]/[.E9]" office:value-type="float" office:value="121097.56097561">
            <text:p>121097.56097561</text:p>
          </table:table-cell>
          <table:table-cell table:formula="of:=[.G9]*(([.D9]/[.C9])+([.F9]/[.E9]))" office:value-type="float" office:value="417.311124330756">
            <text:p>417.3111243308</text:p>
          </table:table-cell>
        </table:table-row>
        <table:table-row table:style-name="ro2">
          <table:table-cell office:value-type="float" office:value="-361.9">
            <text:p>-361.9</text:p>
          </table:table-cell>
          <table:table-cell office:value-type="float" office:value="0.1">
            <text:p>0.1</text:p>
          </table:table-cell>
          <table:table-cell office:value-type="float" office:value="9.89">
            <text:p>9.89</text:p>
          </table:table-cell>
          <table:table-cell office:value-type="float" office:value="0.01">
            <text:p>0.01</text:p>
          </table:table-cell>
          <table:table-cell office:value-type="float" office:value="0.1269">
            <text:p>0.1269</text:p>
          </table:table-cell>
          <table:table-cell office:value-type="float" office:value="0.0002">
            <text:p>0.0002</text:p>
          </table:table-cell>
          <table:table-cell table:formula="of:=1000*[.C10]/[.E10]" office:value-type="float" office:value="77935.3821907013">
            <text:p>77935.3821907013</text:p>
          </table:table-cell>
          <table:table-cell table:formula="of:=[.G10]*(([.D10]/[.C10])+([.F10]/[.E10]))" office:value-type="float" office:value="201.63180802317">
            <text:p>201.6318080232</text:p>
          </table:table-cell>
        </table:table-row>
        <table:table-row table:style-name="ro2">
          <table:table-cell office:value-type="float" office:value="-353.3">
            <text:p>-353.3</text:p>
          </table:table-cell>
          <table:table-cell office:value-type="float" office:value="0.1">
            <text:p>0.1</text:p>
          </table:table-cell>
          <table:table-cell office:value-type="float" office:value="9.85">
            <text:p>9.85</text:p>
          </table:table-cell>
          <table:table-cell office:value-type="float" office:value="0.01">
            <text:p>0.01</text:p>
          </table:table-cell>
          <table:table-cell office:value-type="float" office:value="0.1612">
            <text:p>0.1612</text:p>
          </table:table-cell>
          <table:table-cell office:value-type="float" office:value="0.0002">
            <text:p>0.0002</text:p>
          </table:table-cell>
          <table:table-cell table:formula="of:=1000*[.C11]/[.E11]" office:value-type="float" office:value="61104.2183622829">
            <text:p>61104.2183622829</text:p>
          </table:table-cell>
          <table:table-cell table:formula="of:=[.G11]*(([.D11]/[.C11])+([.F11]/[.E11]))" office:value-type="float" office:value="137.8464247671">
            <text:p>137.8464247671</text:p>
          </table:table-cell>
        </table:table-row>
        <table:table-row table:style-name="ro2">
          <table:table-cell office:value-type="float" office:value="-344.1">
            <text:p>-344.1</text:p>
          </table:table-cell>
          <table:table-cell office:value-type="float" office:value="0.1">
            <text:p>0.1</text:p>
          </table:table-cell>
          <table:table-cell office:value-type="float" office:value="9.8">
            <text:p>9.8</text:p>
          </table:table-cell>
          <table:table-cell office:value-type="float" office:value="0.01">
            <text:p>0.01</text:p>
          </table:table-cell>
          <table:table-cell office:value-type="float" office:value="0.2056">
            <text:p>0.2056</text:p>
          </table:table-cell>
          <table:table-cell office:value-type="float" office:value="0.0002">
            <text:p>0.0002</text:p>
          </table:table-cell>
          <table:table-cell table:formula="of:=1000*[.C12]/[.E12]" office:value-type="float" office:value="47665.3696498055">
            <text:p>47665.3696498055</text:p>
          </table:table-cell>
          <table:table-cell table:formula="of:=[.G12]*(([.D12]/[.C12])+([.F12]/[.E12]))" office:value-type="float" office:value="95.0052233947524">
            <text:p>95.0052233948</text:p>
          </table:table-cell>
        </table:table-row>
        <table:table-row table:style-name="ro2">
          <table:table-cell office:value-type="float" office:value="-332.8">
            <text:p>-332.8</text:p>
          </table:table-cell>
          <table:table-cell office:value-type="float" office:value="0.1">
            <text:p>0.1</text:p>
          </table:table-cell>
          <table:table-cell office:value-type="float" office:value="9.73">
            <text:p>9.73</text:p>
          </table:table-cell>
          <table:table-cell office:value-type="float" office:value="0.01">
            <text:p>0.01</text:p>
          </table:table-cell>
          <table:table-cell office:value-type="float" office:value="0.274">
            <text:p>0.274</text:p>
          </table:table-cell>
          <table:table-cell office:value-type="float" office:value="0.001">
            <text:p>0.001</text:p>
          </table:table-cell>
          <table:table-cell table:formula="of:=1000*[.C13]/[.E13]" office:value-type="float" office:value="35510.9489051095">
            <text:p>35510.9489051095</text:p>
          </table:table-cell>
          <table:table-cell table:formula="of:=[.G13]*(([.D13]/[.C13])+([.F13]/[.E13]))" office:value-type="float" office:value="166.098353668283">
            <text:p>166.0983536683</text:p>
          </table:table-cell>
        </table:table-row>
        <table:table-row table:style-name="ro2">
          <table:table-cell office:value-type="float" office:value="-320.6">
            <text:p>-320.6</text:p>
          </table:table-cell>
          <table:table-cell office:value-type="float" office:value="0.1">
            <text:p>0.1</text:p>
          </table:table-cell>
          <table:table-cell office:value-type="float" office:value="9.63">
            <text:p>9.63</text:p>
          </table:table-cell>
          <table:table-cell office:value-type="float" office:value="0.01">
            <text:p>0.01</text:p>
          </table:table-cell>
          <table:table-cell office:value-type="float" office:value="0.365">
            <text:p>0.365</text:p>
          </table:table-cell>
          <table:table-cell office:value-type="float" office:value="0.001">
            <text:p>0.001</text:p>
          </table:table-cell>
          <table:table-cell table:formula="of:=1000*[.C14]/[.E14]" office:value-type="float" office:value="26383.5616438356">
            <text:p>26383.5616438356</text:p>
          </table:table-cell>
          <table:table-cell table:formula="of:=[.G14]*(([.D14]/[.C14])+([.F14]/[.E14]))" office:value-type="float" office:value="99.6809908050291">
            <text:p>99.680990805</text:p>
          </table:table-cell>
        </table:table-row>
        <table:table-row table:style-name="ro2">
          <table:table-cell office:value-type="float" office:value="-310.2">
            <text:p>-310.2</text:p>
          </table:table-cell>
          <table:table-cell office:value-type="float" office:value="0.1">
            <text:p>0.1</text:p>
          </table:table-cell>
          <table:table-cell office:value-type="float" office:value="9.52">
            <text:p>9.52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office:value-type="float" office:value="0.001">
            <text:p>0.001</text:p>
          </table:table-cell>
          <table:table-cell table:formula="of:=1000*[.C15]/[.E15]" office:value-type="float" office:value="20695.652173913">
            <text:p>20695.652173913</text:p>
          </table:table-cell>
          <table:table-cell table:formula="of:=[.G15]*(([.D15]/[.C15])+([.F15]/[.E15]))" office:value-type="float" office:value="66.7296786389414">
            <text:p>66.7296786389</text:p>
          </table:table-cell>
        </table:table-row>
        <table:table-row table:style-name="ro2">
          <table:table-cell office:value-type="float" office:value="-294.6">
            <text:p>-294.6</text:p>
          </table:table-cell>
          <table:table-cell office:value-type="float" office:value="0.1">
            <text:p>0.1</text:p>
          </table:table-cell>
          <table:table-cell office:value-type="float" office:value="9.33">
            <text:p>9.33</text:p>
          </table:table-cell>
          <table:table-cell office:value-type="float" office:value="0.01">
            <text:p>0.01</text:p>
          </table:table-cell>
          <table:table-cell office:value-type="float" office:value="0.639">
            <text:p>0.639</text:p>
          </table:table-cell>
          <table:table-cell office:value-type="float" office:value="0.001">
            <text:p>0.001</text:p>
          </table:table-cell>
          <table:table-cell table:formula="of:=1000*[.C16]/[.E16]" office:value-type="float" office:value="14600.9389671362">
            <text:p>14600.9389671362</text:p>
          </table:table-cell>
          <table:table-cell table:formula="of:=[.G16]*(([.D16]/[.C16])+([.F16]/[.E16]))" office:value-type="float" office:value="38.4991220142976">
            <text:p>38.4991220143</text:p>
          </table:table-cell>
        </table:table-row>
        <table:table-row table:style-name="ro2">
          <table:table-cell office:value-type="float" office:value="-279.1">
            <text:p>-279.1</text:p>
          </table:table-cell>
          <table:table-cell office:value-type="float" office:value="0.1">
            <text:p>0.1</text:p>
          </table:table-cell>
          <table:table-cell office:value-type="float" office:value="9.1">
            <text:p>9.1</text:p>
          </table:table-cell>
          <table:table-cell office:value-type="float" office:value="0.01">
            <text:p>0.01</text:p>
          </table:table-cell>
          <table:table-cell office:value-type="float" office:value="0.856">
            <text:p>0.856</text:p>
          </table:table-cell>
          <table:table-cell office:value-type="float" office:value="0.001">
            <text:p>0.001</text:p>
          </table:table-cell>
          <table:table-cell table:formula="of:=1000*[.C17]/[.E17]" office:value-type="float" office:value="10630.8411214953">
            <text:p>10630.8411214953</text:p>
          </table:table-cell>
          <table:table-cell table:formula="of:=[.G17]*(([.D17]/[.C17])+([.F17]/[.E17]))" office:value-type="float" office:value="24.1014499082889">
            <text:p>24.1014499083</text:p>
          </table:table-cell>
        </table:table-row>
        <table:table-row table:style-name="ro2">
          <table:table-cell office:value-type="float" office:value="-265.2">
            <text:p>-265.2</text:p>
          </table:table-cell>
          <table:table-cell office:value-type="float" office:value="0.1">
            <text:p>0.1</text:p>
          </table:table-cell>
          <table:table-cell office:value-type="float" office:value="8.85">
            <text:p>8.85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0.001">
            <text:p>0.001</text:p>
          </table:table-cell>
          <table:table-cell table:formula="of:=1000*[.C18]/[.E18]" office:value-type="float" office:value="8119.26605504587">
            <text:p>8119.2660550459</text:p>
          </table:table-cell>
          <table:table-cell table:formula="of:=[.G18]*(([.D18]/[.C18])+([.F18]/[.E18]))" office:value-type="float" office:value="16.6231798670146">
            <text:p>16.623179867</text:p>
          </table:table-cell>
        </table:table-row>
        <table:table-row table:style-name="ro2">
          <table:table-cell office:value-type="float" office:value="-258.6">
            <text:p>-258.6</text:p>
          </table:table-cell>
          <table:table-cell office:value-type="float" office:value="0.1">
            <text:p>0.1</text:p>
          </table:table-cell>
          <table:table-cell office:value-type="float" office:value="8.71">
            <text:p>8.71</text:p>
          </table:table-cell>
          <table:table-cell office:value-type="float" office:value="0.01">
            <text:p>0.01</text:p>
          </table:table-cell>
          <table:table-cell office:value-type="float" office:value="1.216">
            <text:p>1.216</text:p>
          </table:table-cell>
          <table:table-cell office:value-type="float" office:value="0.001">
            <text:p>0.001</text:p>
          </table:table-cell>
          <table:table-cell table:formula="of:=1000*[.C19]/[.E19]" office:value-type="float" office:value="7162.82894736842">
            <text:p>7162.8289473684</text:p>
          </table:table-cell>
          <table:table-cell table:formula="of:=[.G19]*(([.D19]/[.C19])+([.F19]/[.E19]))" office:value-type="float" office:value="14.1141685422438">
            <text:p>14.1141685422</text:p>
          </table:table-cell>
        </table:table-row>
        <table:table-row table:style-name="ro2">
          <table:table-cell office:value-type="float" office:value="-243">
            <text:p>-243</text:p>
          </table:table-cell>
          <table:table-cell office:value-type="float" office:value="0.1">
            <text:p>0.1</text:p>
          </table:table-cell>
          <table:table-cell office:value-type="float" office:value="8.36">
            <text:p>8.36</text:p>
          </table:table-cell>
          <table:table-cell office:value-type="float" office:value="0.01">
            <text:p>0.01</text:p>
          </table:table-cell>
          <table:table-cell office:value-type="float" office:value="1.534">
            <text:p>1.534</text:p>
          </table:table-cell>
          <table:table-cell office:value-type="float" office:value="0.001">
            <text:p>0.001</text:p>
          </table:table-cell>
          <table:table-cell table:formula="of:=1000*[.C20]/[.E20]" office:value-type="float" office:value="5449.80443285528">
            <text:p>5449.8044328553</text:p>
          </table:table-cell>
          <table:table-cell table:formula="of:=[.G20]*(([.D20]/[.C20])+([.F20]/[.E20]))" office:value-type="float" office:value="10.0715804647036">
            <text:p>10.0715804647</text:p>
          </table:table-cell>
        </table:table-row>
        <table:table-row table:style-name="ro2">
          <table:table-cell office:value-type="float" office:value="-230.3">
            <text:p>-230.3</text:p>
          </table:table-cell>
          <table:table-cell office:value-type="float" office:value="0.1">
            <text:p>0.1</text:p>
          </table:table-cell>
          <table:table-cell office:value-type="float" office:value="8.05">
            <text:p>8.05</text:p>
          </table:table-cell>
          <table:table-cell office:value-type="float" office:value="0.01">
            <text:p>0.01</text:p>
          </table:table-cell>
          <table:table-cell office:value-type="float" office:value="1.826">
            <text:p>1.826</text:p>
          </table:table-cell>
          <table:table-cell office:value-type="float" office:value="0.001">
            <text:p>0.001</text:p>
          </table:table-cell>
          <table:table-cell table:formula="of:=1000*[.C21]/[.E21]" office:value-type="float" office:value="4408.54326396495">
            <text:p>4408.543263965</text:p>
          </table:table-cell>
          <table:table-cell table:formula="of:=[.G21]*(([.D21]/[.C21])+([.F21]/[.E21]))" office:value-type="float" office:value="7.89076849067084">
            <text:p>7.8907684907</text:p>
          </table:table-cell>
        </table:table-row>
        <table:table-row table:style-name="ro2">
          <table:table-cell office:value-type="float" office:value="-220.3">
            <text:p>-220.3</text:p>
          </table:table-cell>
          <table:table-cell office:value-type="float" office:value="0.1">
            <text:p>0.1</text:p>
          </table:table-cell>
          <table:table-cell office:value-type="float" office:value="7.96">
            <text:p>7.96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table:formula="of:=1000*[.C22]/[.E22]" office:value-type="float" office:value="3826.92307692308">
            <text:p>3826.9230769231</text:p>
          </table:table-cell>
          <table:table-cell table:formula="of:=[.G22]*(([.D22]/[.C22])+([.F22]/[.E22]))" office:value-type="float" office:value="23.2063609467456">
            <text:p>23.2063609467</text:p>
          </table:table-cell>
        </table:table-row>
        <table:table-row table:style-name="ro2">
          <table:table-cell office:value-type="float" office:value="-209">
            <text:p>-209</text:p>
          </table:table-cell>
          <table:table-cell office:value-type="float" office:value="0.1">
            <text:p>0.1</text:p>
          </table:table-cell>
          <table:table-cell office:value-type="float" office:value="7.66">
            <text:p>7.66</text:p>
          </table:table-cell>
          <table:table-cell office:value-type="float" office:value="0.01">
            <text:p>0.01</text:p>
          </table:table-cell>
          <table:table-cell office:value-type="float" office:value="2.39">
            <text:p>2.39</text:p>
          </table:table-cell>
          <table:table-cell office:value-type="float" office:value="0.01">
            <text:p>0.01</text:p>
          </table:table-cell>
          <table:table-cell table:formula="of:=1000*[.C23]/[.E23]" office:value-type="float" office:value="3205.02092050209">
            <text:p>3205.0209205021</text:p>
          </table:table-cell>
          <table:table-cell table:formula="of:=[.G23]*(([.D23]/[.C23])+([.F23]/[.E23]))" office:value-type="float" office:value="17.5942297928958">
            <text:p>17.5942297929</text:p>
          </table:table-cell>
        </table:table-row>
        <table:table-row table:style-name="ro2">
          <table:table-cell office:value-type="float" office:value="-205.2">
            <text:p>-205.2</text:p>
          </table:table-cell>
          <table:table-cell office:value-type="float" office:value="0.1">
            <text:p>0.1</text:p>
          </table:table-cell>
          <table:table-cell office:value-type="float" office:value="7.54">
            <text:p>7.54</text:p>
          </table:table-cell>
          <table:table-cell office:value-type="float" office:value="0.01">
            <text:p>0.01</text:p>
          </table:table-cell>
          <table:table-cell office:value-type="float" office:value="2.5">
            <text:p>2.5</text:p>
          </table:table-cell>
          <table:table-cell office:value-type="float" office:value="0.01">
            <text:p>0.01</text:p>
          </table:table-cell>
          <table:table-cell table:formula="of:=1000*[.C24]/[.E24]" office:value-type="float" office:value="3016">
            <text:p>3016</text:p>
          </table:table-cell>
          <table:table-cell table:formula="of:=[.G24]*(([.D24]/[.C24])+([.F24]/[.E24]))" office:value-type="float" office:value="16.064">
            <text:p>16.064</text:p>
          </table:table-cell>
        </table:table-row>
        <table:table-row table:style-name="ro2">
          <table:table-cell office:value-type="float" office:value="-192.6">
            <text:p>-192.6</text:p>
          </table:table-cell>
          <table:table-cell office:value-type="float" office:value="0.1">
            <text:p>0.1</text:p>
          </table:table-cell>
          <table:table-cell office:value-type="float" office:value="7.18">
            <text:p>7.18</text:p>
          </table:table-cell>
          <table:table-cell office:value-type="float" office:value="0.01">
            <text:p>0.01</text:p>
          </table:table-cell>
          <table:table-cell office:value-type="float" office:value="2.87">
            <text:p>2.87</text:p>
          </table:table-cell>
          <table:table-cell office:value-type="float" office:value="0.01">
            <text:p>0.01</text:p>
          </table:table-cell>
          <table:table-cell table:formula="of:=1000*[.C25]/[.E25]" office:value-type="float" office:value="2501.74216027875">
            <text:p>2501.7421602788</text:p>
          </table:table-cell>
          <table:table-cell table:formula="of:=[.G25]*(([.D25]/[.C25])+([.F25]/[.E25]))" office:value-type="float" office:value="12.2011921960932">
            <text:p>12.2011921961</text:p>
          </table:table-cell>
        </table:table-row>
        <table:table-row table:style-name="ro2">
          <table:table-cell office:value-type="float" office:value="-184">
            <text:p>-184</text:p>
          </table:table-cell>
          <table:table-cell office:value-type="float" office:value="0.1">
            <text:p>0.1</text:p>
          </table:table-cell>
          <table:table-cell office:value-type="float" office:value="6.91">
            <text:p>6.91</text:p>
          </table:table-cell>
          <table:table-cell office:value-type="float" office:value="0.01">
            <text:p>0.01</text:p>
          </table:table-cell>
          <table:table-cell office:value-type="float" office:value="3.14">
            <text:p>3.14</text:p>
          </table:table-cell>
          <table:table-cell office:value-type="float" office:value="0.01">
            <text:p>0.01</text:p>
          </table:table-cell>
          <table:table-cell table:formula="of:=1000*[.C26]/[.E26]" office:value-type="float" office:value="2200.63694267516">
            <text:p>2200.6369426752</text:p>
          </table:table-cell>
          <table:table-cell table:formula="of:=[.G26]*(([.D26]/[.C26])+([.F26]/[.E26]))" office:value-type="float" office:value="10.193111282405">
            <text:p>10.1931112824</text:p>
          </table:table-cell>
        </table:table-row>
        <table:table-row table:style-name="ro2">
          <table:table-cell office:value-type="float" office:value="-175">
            <text:p>-175</text:p>
          </table:table-cell>
          <table:table-cell office:value-type="float" office:value="0.1">
            <text:p>0.1</text:p>
          </table:table-cell>
          <table:table-cell office:value-type="float" office:value="6.62">
            <text:p>6.62</text:p>
          </table:table-cell>
          <table:table-cell office:value-type="float" office:value="0.01">
            <text:p>0.01</text:p>
          </table:table-cell>
          <table:table-cell office:value-type="float" office:value="3.43">
            <text:p>3.43</text:p>
          </table:table-cell>
          <table:table-cell office:value-type="float" office:value="0.01">
            <text:p>0.01</text:p>
          </table:table-cell>
          <table:table-cell table:formula="of:=1000*[.C27]/[.E27]" office:value-type="float" office:value="1930.02915451895">
            <text:p>1930.029154519</text:p>
          </table:table-cell>
          <table:table-cell table:formula="of:=[.G27]*(([.D27]/[.C27])+([.F27]/[.E27]))" office:value-type="float" office:value="8.54235905107566">
            <text:p>8.5423590511</text:p>
          </table:table-cell>
        </table:table-row>
        <table:table-row table:style-name="ro2">
          <table:table-cell office:value-type="float" office:value="-162">
            <text:p>-162</text:p>
          </table:table-cell>
          <table:table-cell office:value-type="float" office:value="0.1">
            <text:p>0.1</text:p>
          </table:table-cell>
          <table:table-cell office:value-type="float" office:value="6.2">
            <text:p>6.2</text:p>
          </table:table-cell>
          <table:table-cell office:value-type="float" office:value="0.01">
            <text:p>0.01</text:p>
          </table:table-cell>
          <table:table-cell office:value-type="float" office:value="3.85">
            <text:p>3.85</text:p>
          </table:table-cell>
          <table:table-cell office:value-type="float" office:value="0.01">
            <text:p>0.01</text:p>
          </table:table-cell>
          <table:table-cell table:formula="of:=1000*[.C28]/[.E28]" office:value-type="float" office:value="1610.38961038961">
            <text:p>1610.3896103896</text:p>
          </table:table-cell>
          <table:table-cell table:formula="of:=[.G28]*(([.D28]/[.C28])+([.F28]/[.E28]))" office:value-type="float" office:value="6.78023275425873">
            <text:p>6.7802327543</text:p>
          </table:table-cell>
        </table:table-row>
        <table:table-row table:style-name="ro2">
          <table:table-cell office:value-type="float" office:value="-151.9">
            <text:p>-151.9</text:p>
          </table:table-cell>
          <table:table-cell office:value-type="float" office:value="0.1">
            <text:p>0.1</text:p>
          </table:table-cell>
          <table:table-cell office:value-type="float" office:value="5.85">
            <text:p>5.85</text:p>
          </table:table-cell>
          <table:table-cell office:value-type="float" office:value="0.01">
            <text:p>0.01</text:p>
          </table:table-cell>
          <table:table-cell office:value-type="float" office:value="4.22">
            <text:p>4.22</text:p>
          </table:table-cell>
          <table:table-cell office:value-type="float" office:value="0.01">
            <text:p>0.01</text:p>
          </table:table-cell>
          <table:table-cell table:formula="of:=1000*[.C29]/[.E29]" office:value-type="float" office:value="1386.25592417062">
            <text:p>1386.2559241706</text:p>
          </table:table-cell>
          <table:table-cell table:formula="of:=[.G29]*(([.D29]/[.C29])+([.F29]/[.E29]))" office:value-type="float" office:value="5.65463489139957">
            <text:p>5.6546348914</text:p>
          </table:table-cell>
        </table:table-row>
        <table:table-row table:style-name="ro2">
          <table:table-cell office:value-type="float" office:value="-140.1">
            <text:p>-140.1</text:p>
          </table:table-cell>
          <table:table-cell office:value-type="float" office:value="0.1">
            <text:p>0.1</text:p>
          </table:table-cell>
          <table:table-cell office:value-type="float" office:value="5.43">
            <text:p>5.43</text:p>
          </table:table-cell>
          <table:table-cell office:value-type="float" office:value="0.01">
            <text:p>0.01</text:p>
          </table:table-cell>
          <table:table-cell office:value-type="float" office:value="4.64">
            <text:p>4.64</text:p>
          </table:table-cell>
          <table:table-cell office:value-type="float" office:value="0.01">
            <text:p>0.01</text:p>
          </table:table-cell>
          <table:table-cell table:formula="of:=1000*[.C30]/[.E30]" office:value-type="float" office:value="1170.25862068966">
            <text:p>1170.2586206897</text:p>
          </table:table-cell>
          <table:table-cell table:formula="of:=[.G30]*(([.D30]/[.C30])+([.F30]/[.E30]))" office:value-type="float" office:value="4.67728151010702">
            <text:p>4.6772815101</text:p>
          </table:table-cell>
        </table:table-row>
        <table:table-row table:style-name="ro2">
          <table:table-cell office:value-type="float" office:value="-129.6">
            <text:p>-129.6</text:p>
          </table:table-cell>
          <table:table-cell office:value-type="float" office:value="0.1">
            <text:p>0.1</text:p>
          </table:table-cell>
          <table:table-cell office:value-type="float" office:value="5.04">
            <text:p>5.04</text:p>
          </table:table-cell>
          <table:table-cell office:value-type="float" office:value="0.01">
            <text:p>0.01</text:p>
          </table:table-cell>
          <table:table-cell office:value-type="float" office:value="5.03">
            <text:p>5.03</text:p>
          </table:table-cell>
          <table:table-cell office:value-type="float" office:value="0.01">
            <text:p>0.01</text:p>
          </table:table-cell>
          <table:table-cell table:formula="of:=1000*[.C31]/[.E31]" office:value-type="float" office:value="1001.98807157058">
            <text:p>1001.9880715706</text:p>
          </table:table-cell>
          <table:table-cell table:formula="of:=[.G31]*(([.D31]/[.C31])+([.F31]/[.E31]))" office:value-type="float" office:value="3.98009556972282">
            <text:p>3.9800955697</text:p>
          </table:table-cell>
        </table:table-row>
        <table:table-row table:style-name="ro2">
          <table:table-cell office:value-type="float" office:value="-117.7">
            <text:p>-117.7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 office:value-type="float" office:value="0.01">
            <text:p>0.01</text:p>
          </table:table-cell>
          <table:table-cell office:value-type="float" office:value="5.48">
            <text:p>5.48</text:p>
          </table:table-cell>
          <table:table-cell office:value-type="float" office:value="0.01">
            <text:p>0.01</text:p>
          </table:table-cell>
          <table:table-cell table:formula="of:=1000*[.C32]/[.E32]" office:value-type="float" office:value="839.416058394161">
            <text:p>839.4160583942</text:p>
          </table:table-cell>
          <table:table-cell table:formula="of:=[.G32]*(([.D32]/[.C32])+([.F32]/[.E32]))" office:value-type="float" office:value="3.35659864670467">
            <text:p>3.3565986467</text:p>
          </table:table-cell>
        </table:table-row>
        <table:table-row table:style-name="ro2">
          <table:table-cell office:value-type="float" office:value="-102.3">
            <text:p>-102.3</text:p>
          </table:table-cell>
          <table:table-cell office:value-type="float" office:value="0.1">
            <text:p>0.1</text:p>
          </table:table-cell>
          <table:table-cell office:value-type="float" office:value="4.01">
            <text:p>4.01</text:p>
          </table:table-cell>
          <table:table-cell office:value-type="float" office:value="0.01">
            <text:p>0.01</text:p>
          </table:table-cell>
          <table:table-cell office:value-type="float" office:value="6.06">
            <text:p>6.06</text:p>
          </table:table-cell>
          <table:table-cell office:value-type="float" office:value="0.01">
            <text:p>0.01</text:p>
          </table:table-cell>
          <table:table-cell table:formula="of:=1000*[.C33]/[.E33]" office:value-type="float" office:value="661.716171617162">
            <text:p>661.7161716172</text:p>
          </table:table-cell>
          <table:table-cell table:formula="of:=[.G33]*(([.D33]/[.C33])+([.F33]/[.E33]))" office:value-type="float" office:value="2.74210589375769">
            <text:p>2.7421058938</text:p>
          </table:table-cell>
        </table:table-row>
        <table:table-row table:style-name="ro2">
          <table:table-cell office:value-type="float" office:value="-89.4">
            <text:p>-89.4</text:p>
          </table:table-cell>
          <table:table-cell office:value-type="float" office:value="0.1">
            <text:p>0.1</text:p>
          </table:table-cell>
          <table:table-cell office:value-type="float" office:value="3.52">
            <text:p>3.52</text:p>
          </table:table-cell>
          <table:table-cell office:value-type="float" office:value="0.01">
            <text:p>0.01</text:p>
          </table:table-cell>
          <table:table-cell office:value-type="float" office:value="6.57">
            <text:p>6.57</text:p>
          </table:table-cell>
          <table:table-cell office:value-type="float" office:value="0.01">
            <text:p>0.01</text:p>
          </table:table-cell>
          <table:table-cell table:formula="of:=1000*[.C34]/[.E34]" office:value-type="float" office:value="535.768645357686">
            <text:p>535.7686453577</text:p>
          </table:table-cell>
          <table:table-cell table:formula="of:=[.G34]*(([.D34]/[.C34])+([.F34]/[.E34]))" office:value-type="float" office:value="2.33754740541505">
            <text:p>2.3375474054</text:p>
          </table:table-cell>
        </table:table-row>
        <table:table-row table:style-name="ro2">
          <table:table-cell office:value-type="float" office:value="-77.9">
            <text:p>-77.9</text:p>
          </table:table-cell>
          <table:table-cell office:value-type="float" office:value="0.1">
            <text:p>0.1</text:p>
          </table:table-cell>
          <table:table-cell office:value-type="float" office:value="3.072">
            <text:p>3.072</text:p>
          </table:table-cell>
          <table:table-cell office:value-type="float" office:value="0.005">
            <text:p>0.005</text:p>
          </table:table-cell>
          <table:table-cell office:value-type="float" office:value="7.02">
            <text:p>7.02</text:p>
          </table:table-cell>
          <table:table-cell office:value-type="float" office:value="0.01">
            <text:p>0.01</text:p>
          </table:table-cell>
          <table:table-cell table:formula="of:=1000*[.C35]/[.E35]" office:value-type="float" office:value="437.606837606838">
            <text:p>437.6068376068</text:p>
          </table:table-cell>
          <table:table-cell table:formula="of:=[.G35]*(([.D35]/[.C35])+([.F35]/[.E35]))" office:value-type="float" office:value="1.33562227579322">
            <text:p>1.3356222758</text:p>
          </table:table-cell>
        </table:table-row>
        <table:table-row table:style-name="ro2">
          <table:table-cell office:value-type="float" office:value="-65.2">
            <text:p>-65.2</text:p>
          </table:table-cell>
          <table:table-cell office:value-type="float" office:value="0.1">
            <text:p>0.1</text:p>
          </table:table-cell>
          <table:table-cell office:value-type="float" office:value="2.574">
            <text:p>2.574</text:p>
          </table:table-cell>
          <table:table-cell office:value-type="float" office:value="0.005">
            <text:p>0.005</text:p>
          </table:table-cell>
          <table:table-cell office:value-type="float" office:value="7.52">
            <text:p>7.52</text:p>
          </table:table-cell>
          <table:table-cell office:value-type="float" office:value="0.01">
            <text:p>0.01</text:p>
          </table:table-cell>
          <table:table-cell table:formula="of:=1000*[.C36]/[.E36]" office:value-type="float" office:value="342.287234042553">
            <text:p>342.2872340426</text:p>
          </table:table-cell>
          <table:table-cell table:formula="of:=[.G36]*(([.D36]/[.C36])+([.F36]/[.E36]))" office:value-type="float" office:value="1.1200628112268">
            <text:p>1.1200628112</text:p>
          </table:table-cell>
        </table:table-row>
        <table:table-row table:style-name="ro2">
          <table:table-cell office:value-type="float" office:value="-51.6">
            <text:p>-51.6</text:p>
          </table:table-cell>
          <table:table-cell office:value-type="float" office:value="0.1">
            <text:p>0.1</text:p>
          </table:table-cell>
          <table:table-cell office:value-type="float" office:value="2.046">
            <text:p>2.046</text:p>
          </table:table-cell>
          <table:table-cell office:value-type="float" office:value="0.005">
            <text:p>0.005</text:p>
          </table:table-cell>
          <table:table-cell office:value-type="float" office:value="8.06">
            <text:p>8.06</text:p>
          </table:table-cell>
          <table:table-cell office:value-type="float" office:value="0.01">
            <text:p>0.01</text:p>
          </table:table-cell>
          <table:table-cell table:formula="of:=1000*[.C37]/[.E37]" office:value-type="float" office:value="253.846153846154">
            <text:p>253.8461538462</text:p>
          </table:table-cell>
          <table:table-cell table:formula="of:=[.G37]*(([.D37]/[.C37])+([.F37]/[.E37]))" office:value-type="float" office:value="0.935292994846345">
            <text:p>0.9352929948</text:p>
          </table:table-cell>
        </table:table-row>
        <table:table-row table:style-name="ro2">
          <table:table-cell office:value-type="float" office:value="-38.1">
            <text:p>-38.1</text:p>
          </table:table-cell>
          <table:table-cell office:value-type="float" office:value="0.1">
            <text:p>0.1</text:p>
          </table:table-cell>
          <table:table-cell office:value-type="float" office:value="1.546">
            <text:p>1.546</text:p>
          </table:table-cell>
          <table:table-cell office:value-type="float" office:value="0.005">
            <text:p>0.005</text:p>
          </table:table-cell>
          <table:table-cell office:value-type="float" office:value="8.57">
            <text:p>8.57</text:p>
          </table:table-cell>
          <table:table-cell office:value-type="float" office:value="0.01">
            <text:p>0.01</text:p>
          </table:table-cell>
          <table:table-cell table:formula="of:=1000*[.C38]/[.E38]" office:value-type="float" office:value="180.396732788798">
            <text:p>180.3967327888</text:p>
          </table:table-cell>
          <table:table-cell table:formula="of:=[.G38]*(([.D38]/[.C38])+([.F38]/[.E38]))" office:value-type="float" office:value="0.793928509671876">
            <text:p>0.7939285097</text:p>
          </table:table-cell>
        </table:table-row>
        <table:table-row table:style-name="ro2">
          <table:table-cell office:value-type="float" office:value="-22.7">
            <text:p>-22.7</text:p>
          </table:table-cell>
          <table:table-cell office:value-type="float" office:value="0.1">
            <text:p>0.1</text:p>
          </table:table-cell>
          <table:table-cell office:value-type="float" office:value="1.024">
            <text:p>1.024</text:p>
          </table:table-cell>
          <table:table-cell office:value-type="float" office:value="0.005">
            <text:p>0.005</text:p>
          </table:table-cell>
          <table:table-cell office:value-type="float" office:value="9.1">
            <text:p>9.1</text:p>
          </table:table-cell>
          <table:table-cell office:value-type="float" office:value="0.01">
            <text:p>0.01</text:p>
          </table:table-cell>
          <table:table-cell table:formula="of:=1000*[.C39]/[.E39]" office:value-type="float" office:value="112.527472527473">
            <text:p>112.5274725275</text:p>
          </table:table-cell>
          <table:table-cell table:formula="of:=[.G39]*(([.D39]/[.C39])+([.F39]/[.E39]))" office:value-type="float" office:value="0.673107112667552">
            <text:p>0.6731071127</text:p>
          </table:table-cell>
        </table:table-row>
        <table:table-row table:style-name="ro2">
          <table:table-cell office:value-type="float" office:value="-3.1">
            <text:p>-3.1</text:p>
          </table:table-cell>
          <table:table-cell office:value-type="float" office:value="0.1">
            <text:p>0.1</text:p>
          </table:table-cell>
          <table:table-cell office:value-type="float" office:value="0.579">
            <text:p>0.579</text:p>
          </table:table-cell>
          <table:table-cell office:value-type="float" office:value="0.005">
            <text:p>0.005</text:p>
          </table:table-cell>
          <table:table-cell office:value-type="float" office:value="9.55">
            <text:p>9.55</text:p>
          </table:table-cell>
          <table:table-cell office:value-type="float" office:value="0.01">
            <text:p>0.01</text:p>
          </table:table-cell>
          <table:table-cell table:formula="of:=1000*[.C40]/[.E40]" office:value-type="float" office:value="60.6282722513089">
            <text:p>60.6282722513</text:p>
          </table:table-cell>
          <table:table-cell table:formula="of:=[.G40]*(([.D40]/[.C40])+([.F40]/[.E40]))" office:value-type="float" office:value="0.587045311257915">
            <text:p>0.5870453113</text:p>
          </table:table-cell>
        </table:table-row>
        <table:table-row table:style-name="ro2">
          <table:table-cell office:value-type="float" office:value="-1.1">
            <text:p>-1.1</text:p>
          </table:table-cell>
          <table:table-cell office:value-type="float" office:value="0.1">
            <text:p>0.1</text:p>
          </table:table-cell>
          <table:table-cell office:value-type="float" office:value="0.556">
            <text:p>0.556</text:p>
          </table:table-cell>
          <table:table-cell office:value-type="float" office:value="0.005">
            <text:p>0.005</text:p>
          </table:table-cell>
          <table:table-cell office:value-type="float" office:value="9.56">
            <text:p>9.56</text:p>
          </table:table-cell>
          <table:table-cell office:value-type="float" office:value="0.01">
            <text:p>0.01</text:p>
          </table:table-cell>
          <table:table-cell table:formula="of:=1000*[.C41]/[.E41]" office:value-type="float" office:value="58.1589958158996">
            <text:p>58.1589958159</text:p>
          </table:table-cell>
          <table:table-cell table:formula="of:=[.G41]*(([.D41]/[.C41])+([.F41]/[.E41]))" office:value-type="float" office:value="0.583848321983159">
            <text:p>0.58384832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3:18:37</meta:creation-date>
    <dc:date>2014-11-23T23:43:28</dc:date>
    <meta:editing-duration>PT6M21S</meta:editing-duration>
    <meta:editing-cycles>1</meta:editing-cycles>
    <meta:document-statistic meta:table-count="3" meta:cell-count="328" meta:object-count="0"/>
    <meta:generator>LibreOffice/3.5$Linux_X86_64 LibreOffice_project/350m1$Build-2</meta:generator>
  </office:meta>
</office:document-meta>
</file>